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5cm"/>
    </style:style>
    <style:style style:name="gr2" style:family="graphic" style:parent-style-name="standard">
      <style:graphic-properties draw:fill-color="#ff3333" draw:textarea-vertical-align="middle"/>
    </style:style>
    <style:style style:name="gr3" style:family="graphic" style:parent-style-name="standard">
      <style:graphic-properties draw:opacity="30%" draw:textarea-horizontal-align="justify" draw:textarea-vertical-align="middle" draw:auto-grow-height="false" fo:min-height="0.792cm" fo:min-width="11.572cm" draw:shadow-opacity="30%"/>
    </style:style>
    <style:style style:name="gr4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draw:stroke="none" svg:stroke-color="#000000" draw:fill="none" draw:fill-color="#ffffff" fo:min-height="0.39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objectwithoutfill">
      <style:graphic-properties svg:stroke-width="0.1cm" svg:stroke-color="#66ff66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99ff66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opacity="3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cm" svg:height="2.2cm" svg:x="3cm" svg:y="11cm">
          <draw:text-box>
            <text:p text:style-name="P1"><text:span text:style-name="T1">web_surface(5) &gt; web_surface(4) * 1,3 and num_webs ≥ 4, then we finish the search of the head</text:span></text:p>
            <text:p text:style-name="P1"><text:span text:style-name="T1">web_surface(5) &gt; web_surface(4) * 1,3 et nim_webs ≥ 4, donc nous terminons la recherche de la tête</text:span></text:p>
          </draw:text-box>
        </draw:frame>
        <draw:g>
          <draw:path draw:style-name="gr2" draw:text-style-name="P3" draw:layer="layout" svg:width="8.71cm" svg:height="6.799cm" svg:x="4.889cm" svg:y="3.242cm" svg:viewBox="0 0 8711 6800" svg:d="M3711 0c1100 0 2500 900 2500 1600s-100 1400-1000 1700-1000 700-700 1400 3400-100 3800 800 400 1300 400 1300h-8700c0 0-100-1000 300-1600s1800 100 2200-400 700-200 200-900-800-200-1400-1200-600-800-200-1500 2000-1200 2000-1200z">
            <text:p/>
          </draw:path>
          <draw:custom-shape draw:style-name="gr3" draw:text-style-name="P4" draw:layer="layout" svg:width="12.072cm" svg:height="1.042cm" svg:x="3.094cm" svg:y="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5" draw:layer="layout" svg:x1="16.3cm" svg:y1="2.942cm" svg:x2="16.3cm" svg:y2="3.942cm">
            <text:p/>
          </draw:line>
          <draw:frame draw:style-name="gr5" draw:text-style-name="P2" draw:layer="layout" svg:width="2.2cm" svg:height="0.7cm" svg:x="16.3cm" svg:y="3.242cm">
            <draw:text-box>
              <text:p text:style-name="P1"><text:span text:style-name="T1">web_width</text:span></text:p>
            </draw:text-box>
          </draw:frame>
          <draw:line draw:style-name="gr4" draw:text-style-name="P5" draw:layer="layout" svg:x1="15.4cm" svg:y1="2.942cm" svg:x2="15.4cm" svg:y2="7.442cm">
            <text:p/>
          </draw:line>
          <draw:frame draw:style-name="gr6" draw:text-style-name="P2" draw:layer="layout" svg:width="3cm" svg:height="0.8cm" svg:x="15.5cm" svg:y="5.042cm">
            <draw:text-box>
              <text:p text:style-name="P1"><text:span text:style-name="T1">num_webs = 4</text:span></text:p>
            </draw:text-box>
          </draw:frame>
          <draw:frame draw:style-name="gr6" draw:text-style-name="P2" draw:layer="layout" svg:width="4.8cm" svg:height="0.8cm" svg:x="10cm" svg:y="6.442cm">
            <draw:text-box>
              <text:p text:style-name="P1"><text:span text:style-name="T1">web_surface(4) = 124</text:span></text:p>
            </draw:text-box>
          </draw:frame>
          <draw:frame draw:style-name="gr6" draw:text-style-name="P2" draw:layer="layout" svg:width="4.5cm" svg:height="0.8cm" svg:x="9.8cm" svg:y="7.642cm">
            <draw:text-box>
              <text:p text:style-name="P1"><text:span text:style-name="T1">web_surface(5) = 326</text:span></text:p>
            </draw:text-box>
          </draw:frame>
          <draw:custom-shape draw:style-name="gr7" draw:text-style-name="P6" draw:layer="layout" svg:width="0.5cm" svg:height="0.5cm" svg:x="8.365cm" svg:y="7.0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1.6cm" svg:height="0.649cm" svg:x="4.1cm" svg:y="6.693cm">
            <draw:text-box>
              <text:p text:style-name="P1"><text:span text:style-name="T1">bottom</text:span></text:p>
            </draw:text-box>
          </draw:frame>
          <draw:line draw:style-name="gr9" draw:text-style-name="P5" draw:layer="layout" svg:x1="5cm" svg:y1="7.242cm" svg:x2="8.2cm" svg:y2="7.442cm">
            <text:p/>
          </draw:line>
          <draw:custom-shape draw:style-name="gr7" draw:text-style-name="P6" draw:layer="layout" svg:width="0.5cm" svg:height="0.5cm" svg:x="8.2cm" svg:y="2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1.1cm" svg:height="0.649cm" svg:x="12.6cm" svg:y="3.242cm">
            <draw:text-box>
              <text:p text:style-name="P1"><text:span text:style-name="T1">top</text:span></text:p>
            </draw:text-box>
          </draw:frame>
          <draw:line draw:style-name="gr9" draw:text-style-name="P5" draw:layer="layout" svg:x1="8.9cm" svg:y1="3.142cm" svg:x2="12.8cm" svg:y2="3.642cm">
            <text:p/>
          </draw:line>
          <draw:custom-shape draw:style-name="gr7" draw:text-style-name="P6" draw:layer="layout" svg:width="0.5cm" svg:height="0.5cm" svg:x="5.6cm" svg:y="5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5cm" svg:height="0.5cm" svg:x="10.9cm" svg:y="5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1.2cm" svg:height="0.649cm" svg:x="3.9cm" svg:y="4.742cm">
            <draw:text-box>
              <text:p text:style-name="P1"><text:span text:style-name="T1">right</text:span></text:p>
            </draw:text-box>
          </draw:frame>
          <draw:frame draw:style-name="gr5" draw:text-style-name="P2" draw:layer="layout" svg:width="1.2cm" svg:height="0.7cm" svg:x="12.2cm" svg:y="4.842cm">
            <draw:text-box>
              <text:p text:style-name="P1"><text:span text:style-name="T1">left</text:span></text:p>
            </draw:text-box>
          </draw:frame>
          <draw:line draw:style-name="gr9" draw:text-style-name="P5" draw:layer="layout" svg:x1="4.7cm" svg:y1="5.342cm" svg:x2="5.6cm" svg:y2="5.542cm">
            <text:p/>
          </draw:line>
          <draw:line draw:style-name="gr9" draw:text-style-name="P5" draw:layer="layout" svg:x1="12.3cm" svg:y1="5.242cm" svg:x2="11.5cm" svg:y2="5.642cm">
            <text:p/>
          </draw:line>
          <draw:line draw:style-name="gr11" draw:text-style-name="P5" draw:layer="layout" svg:x1="6.1cm" svg:y1="5.542cm" svg:x2="10.8cm" svg:y2="5.542cm">
            <text:p/>
          </draw:line>
          <draw:line draw:style-name="gr12" draw:text-style-name="P5" draw:layer="layout" svg:x1="8.4cm" svg:y1="3.542cm" svg:x2="8.6cm" svg:y2="7.042cm">
            <text:p/>
          </draw:line>
          <draw:custom-shape draw:style-name="gr7" draw:text-style-name="P6" draw:layer="layout" svg:width="0.5cm" svg:height="0.5cm" svg:x="8.3cm" svg:y="5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0.7cm" svg:x="6.7cm" svg:y="4.442cm">
            <draw:text-box>
              <text:p text:style-name="P1"><text:span text:style-name="T1">head</text:span></text:p>
            </draw:text-box>
          </draw:frame>
          <draw:line draw:style-name="gr9" draw:text-style-name="P5" draw:layer="layout" svg:x1="7.3cm" svg:y1="4.942cm" svg:x2="8.3cm" svg:y2="5.242cm">
            <text:p/>
          </draw:line>
          <draw:custom-shape draw:style-name="gr3" draw:text-style-name="P4" draw:layer="layout" svg:width="12.072cm" svg:height="1.042cm" svg:x="3.1cm" svg:y="4.0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2.072cm" svg:height="1.042cm" svg:x="3.1cm" svg:y="5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2.072cm" svg:height="1.042cm" svg:x="3.1cm" svg:y="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2.072cm" svg:height="1.042cm" svg:x="3.1cm" svg:y="7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5cm" svg:height="0.5cm" svg:x="8.4cm" svg:y="8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2" draw:layer="layout" svg:width="2cm" svg:height="0.649cm" svg:x="6.4cm" svg:y="9.042cm">
            <draw:text-box>
              <text:p text:style-name="P1"><text:span text:style-name="T1">neck</text:span></text:p>
            </draw:text-box>
          </draw:frame>
          <draw:line draw:style-name="gr9" draw:text-style-name="P5" draw:layer="layout" svg:x1="7.3cm" svg:y1="9.042cm" svg:x2="8.3cm" svg:y2="8.642cm">
            <text:p/>
          </draw:line>
        </draw:g>
        <draw:frame draw:style-name="gr10" draw:text-style-name="P2" draw:layer="layout" svg:width="3.8cm" svg:height="0.649cm" svg:x="2.1cm" svg:y="1.3cm">
          <draw:text-box>
            <text:p text:style-name="P1"><text:span text:style-name="T1">Function first_sear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5:48:35.661652244</meta:creation-date>
    <dc:date>2015-08-27T16:13:08.212286724</dc:date>
    <meta:editing-duration>PT2H55M4S</meta:editing-duration>
    <meta:editing-cycles>7</meta:editing-cycles>
    <meta:generator>LibreOffice/4.4.2.2$Linux_X86_64 LibreOffice_project/40m0$Build-2</meta:generator>
    <meta:document-statistic meta:object-count="35"/>
  </office:meta>
</office:document-meta>
</file>